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ce style:name="Times New Roman2" svg:font-family="'Times New Roman'" style:font-family-generic="roman"/>
    <style:font-face style:name="Times new roman" svg:font-family="'Times new roman'" style:font-family-generic="roman"/>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8.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416cm" style:rel-column-width="5461*"/>
    </style:style>
    <style:style style:name="Tableau2.L" style:family="table-column">
      <style:table-column-properties style:column-width="1.418cm" style:rel-column-width="5464*"/>
    </style:style>
    <style:style style:name="Tableau2.A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A2" style:family="table-cell" style:data-style-name="N0">
      <style:table-cell-properties fo:padding="0.097cm" fo:border-left="0.05pt solid #000000" fo:border-right="none" fo:border-top="none" fo:border-bottom="0.05pt solid #000000"/>
    </style:style>
    <style:style style:name="Tableau2.L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none" fo:border-top="none" fo:border-bottom="0.05pt solid #000000"/>
    </style:style>
    <style:style style:name="Tableau2.H3" style:family="table-cell">
      <style:table-cell-properties fo:padding="0.097cm" fo:border-left="0.05pt solid #000000" fo:border-right="none" fo:border-top="none" fo:border-bottom="0.05pt solid #000000"/>
    </style:style>
    <style:style style:name="Tableau2.I3" style:family="table-cell">
      <style:table-cell-properties fo:padding="0.097cm" fo:border-left="0.05pt solid #000000" fo:border-right="none" fo:border-top="none" fo:border-bottom="0.05pt solid #000000"/>
    </style:style>
    <style:style style:name="Tableau2.J3" style:family="table-cell">
      <style:table-cell-properties fo:padding="0.097cm" fo:border-left="0.05pt solid #000000" fo:border-right="none" fo:border-top="none" fo:border-bottom="0.05pt solid #000000"/>
    </style:style>
    <style:style style:name="Tableau2.K3" style:family="table-cell">
      <style:table-cell-properties fo:padding="0.097cm" fo:border-left="0.05pt solid #000000" fo:border-right="none" fo:border-top="none" fo:border-bottom="0.05pt solid #000000"/>
    </style:style>
    <style:style style:name="Tableau2.L3" style:family="table-cell">
      <style:table-cell-properties fo:padding="0.097cm" fo:border-left="0.05pt solid #000000" fo:border-right="0.05pt solid #000000" fo:border-top="none" fo:border-bottom="0.05pt solid #000000"/>
    </style:style>
    <style:style style:name="Tableau2.L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416cm" style:rel-column-width="5461*"/>
    </style:style>
    <style:style style:name="Tableau3.L" style:family="table-column">
      <style:table-column-properties style:column-width="1.418cm" style:rel-column-width="5464*"/>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data-style-name="N0">
      <style:table-cell-properties fo:padding="0.097cm" fo:border-left="0.05pt solid #000000" fo:border-right="none" fo:border-top="none" fo:border-bottom="0.05pt solid #000000"/>
    </style:style>
    <style:style style:name="Tableau3.L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H3" style:family="table-cell">
      <style:table-cell-properties fo:padding="0.097cm" fo:border-left="0.05pt solid #000000" fo:border-right="none" fo:border-top="none" fo:border-bottom="0.05pt solid #000000"/>
    </style:style>
    <style:style style:name="Tableau3.I3" style:family="table-cell">
      <style:table-cell-properties fo:padding="0.097cm" fo:border-left="0.05pt solid #000000" fo:border-right="none" fo:border-top="none" fo:border-bottom="0.05pt solid #000000"/>
    </style:style>
    <style:style style:name="Tableau3.J3" style:family="table-cell">
      <style:table-cell-properties fo:padding="0.097cm" fo:border-left="0.05pt solid #000000" fo:border-right="none" fo:border-top="none" fo:border-bottom="0.05pt solid #000000"/>
    </style:style>
    <style:style style:name="Tableau3.K3" style:family="table-cell">
      <style:table-cell-properties fo:padding="0.097cm" fo:border-left="0.05pt solid #000000" fo:border-right="none" fo:border-top="none" fo:border-bottom="0.05pt solid #000000"/>
    </style:style>
    <style:style style:name="Tableau3.L3" style:family="table-cell">
      <style:table-cell-properties fo:padding="0.097cm" fo:border-left="0.05pt solid #000000" fo:border-right="0.05pt solid #000000" fo:border-top="none" fo:border-bottom="0.05pt solid #000000"/>
    </style:style>
    <style:style style:name="Tableau3.L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416cm" style:rel-column-width="5461*"/>
    </style:style>
    <style:style style:name="Tableau4.L" style:family="table-column">
      <style:table-column-properties style:column-width="1.418cm" style:rel-column-width="5464*"/>
    </style:style>
    <style:style style:name="Tableau4.A1" style:family="table-cell">
      <style:table-cell-properties fo:padding="0.097cm" fo:border-left="0.05pt solid #000000" fo:border-right="none" fo:border-top="0.05pt solid #000000" fo:border-bottom="0.05pt solid #000000"/>
    </style:style>
    <style:style style:name="Tableau4.L1" style:family="table-cell">
      <style:table-cell-properties fo:padding="0.097cm" fo:border="0.05pt solid #000000"/>
    </style:style>
    <style:style style:name="Tableau4.A2" style:family="table-cell" style:data-style-name="N0">
      <style:table-cell-properties fo:padding="0.097cm" fo:border-left="0.05pt solid #000000" fo:border-right="none" fo:border-top="none" fo:border-bottom="0.05pt solid #000000"/>
    </style:style>
    <style:style style:name="Tableau4.L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none" fo:border-top="none" fo:border-bottom="0.05pt solid #000000"/>
    </style:style>
    <style:style style:name="Tableau4.F3" style:family="table-cell">
      <style:table-cell-properties fo:padding="0.097cm" fo:border-left="0.05pt solid #000000" fo:border-right="none" fo:border-top="none" fo:border-bottom="0.05pt solid #000000"/>
    </style:style>
    <style:style style:name="Tableau4.G3" style:family="table-cell">
      <style:table-cell-properties fo:padding="0.097cm" fo:border-left="0.05pt solid #000000" fo:border-right="none" fo:border-top="none" fo:border-bottom="0.05pt solid #000000"/>
    </style:style>
    <style:style style:name="Tableau4.H3" style:family="table-cell">
      <style:table-cell-properties fo:padding="0.097cm" fo:border-left="0.05pt solid #000000" fo:border-right="none" fo:border-top="none" fo:border-bottom="0.05pt solid #000000"/>
    </style:style>
    <style:style style:name="Tableau4.I3" style:family="table-cell">
      <style:table-cell-properties fo:padding="0.097cm" fo:border-left="0.05pt solid #000000" fo:border-right="none" fo:border-top="none" fo:border-bottom="0.05pt solid #000000"/>
    </style:style>
    <style:style style:name="Tableau4.J3" style:family="table-cell">
      <style:table-cell-properties fo:padding="0.097cm" fo:border-left="0.05pt solid #000000" fo:border-right="none" fo:border-top="none" fo:border-bottom="0.05pt solid #000000"/>
    </style:style>
    <style:style style:name="Tableau4.K3" style:family="table-cell">
      <style:table-cell-properties fo:padding="0.097cm" fo:border-left="0.05pt solid #000000" fo:border-right="none" fo:border-top="none" fo:border-bottom="0.05pt solid #000000"/>
    </style:style>
    <style:style style:name="Tableau4.L3" style:family="table-cell">
      <style:table-cell-properties fo:padding="0.097cm" fo:border-left="0.05pt solid #000000" fo:border-right="0.05pt solid #000000" fo:border-top="none" fo:border-bottom="0.05pt solid #000000"/>
    </style:style>
    <style:style style:name="Tableau4.L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style>
    <style:style style:name="P2" style:family="paragraph" style:parent-style-name="Standard">
      <style:paragraph-properties fo:text-align="center" style:justify-single-word="false"/>
      <style:text-properties style:font-name="Times new roman" fo:font-size="60pt" style:font-size-asian="60pt" style:font-size-complex="60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fo:font-style="italic" style:text-underline-style="solid" style:text-underline-width="auto" style:text-underline-color="font-color" style:font-size-asian="12pt" style:font-style-asian="italic" style:font-size-complex="12pt" style:font-style-complex="italic"/>
    </style:style>
    <style:style style:name="P5" style:family="paragraph" style:parent-style-name="Standard">
      <style:paragraph-properties fo:text-align="center" style:justify-single-word="false"/>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Times new roman" fo:font-size="12pt" fo:font-style="normal" fo:font-weight="normal" officeooo:rsid="000a28fb" officeooo:paragraph-rsid="000a28f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imes new roman" fo:font-size="12pt" fo:font-style="normal" fo:font-weight="normal" officeooo:paragraph-rsid="000a28fb"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Times new roman" fo:font-size="12pt"/>
    </style:style>
    <style:style style:name="P13" style:family="paragraph" style:parent-style-name="Standard">
      <style:paragraph-properties fo:text-align="center" style:justify-single-word="false" fo:break-before="page"/>
      <style:text-properties style:font-name="Times new roman" fo:font-size="12pt" style:font-size-asian="12pt" style:font-size-complex="12pt"/>
    </style:style>
    <style:style style:name="P14" style:family="paragraph" style:parent-style-name="Text_20_body">
      <style:text-properties style:font-name="Times new roman" fo:font-size="12pt"/>
    </style:style>
    <style:style style:name="P15"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center" style:justify-single-word="false"/>
      <style:text-properties style:font-name="Times new roman" fo:font-size="12pt" fo:font-style="normal" style:text-underline-style="none" fo:font-weight="normal" officeooo:rsid="000a28fb" officeooo:paragraph-rsid="000a28fb"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center"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Text_20_body" style:list-style-name="L1">
      <style:text-properties style:font-name="Times new roman" fo:font-size="12pt"/>
    </style:style>
    <style:style style:name="P20" style:family="paragraph" style:parent-style-name="Text_20_body">
      <style:paragraph-properties fo:text-align="center" style:justify-single-word="false"/>
      <style:text-properties style:font-name="Times new roman" fo:font-size="12pt" style:font-size-asian="12pt" style:font-size-complex="12pt"/>
    </style:style>
    <style:style style:name="P21"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size-complex="12pt"/>
    </style:style>
    <style:style style:name="P22" style:family="paragraph" style:parent-style-name="Table_20_Contents">
      <style:text-properties style:font-name="Times new roman" fo:font-size="12pt" style:font-size-asian="12pt" style:font-size-complex="12pt"/>
    </style:style>
    <style:style style:name="P23" style:family="paragraph" style:parent-style-name="Table_20_Contents">
      <style:paragraph-properties fo:text-align="center" style:justify-single-word="false"/>
      <style:text-properties style:font-name="Times new roman" fo:font-size="12pt" style:font-size-asian="12pt" style:font-size-complex="12pt"/>
    </style:style>
    <style:style style:name="P24" style:family="paragraph" style:parent-style-name="Table_20_Contents">
      <style:text-properties style:font-name="Times new roman" fo:font-size="12pt" officeooo:rsid="0009e786" officeooo:paragraph-rsid="0009e786" style:font-size-asian="12pt" style:font-size-complex="12pt"/>
    </style:style>
    <style:style style:name="P25" style:family="paragraph" style:parent-style-name="Table_20_Contents">
      <style:text-properties style:font-name="Times new roman" fo:font-size="12pt" officeooo:rsid="000a28fb" officeooo:paragraph-rsid="000a28fb"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TimesNewRomanPSMT"/>
    </style:style>
    <style:style style:name="T4" style:family="text">
      <style:text-properties style:font-name="TimesNewRomanPSMT" style:text-underline-style="none" style:font-size-asian="12pt"/>
    </style:style>
    <style:style style:name="T5" style:family="text">
      <style:text-propertie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style:style>
    <style:style style:name="T7" style:family="text">
      <style:text-properties style:font-name="Times New Roman"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text-underline-style="none" style:font-size-asian="12pt"/>
    </style:style>
    <style:style style:name="T9" style:family="text">
      <style:text-properties officeooo:rsid="000a28fb"/>
    </style:style>
    <style:style style:name="T10" style:family="text">
      <style:text-properties officeooo:rsid="000baeae"/>
    </style:style>
    <style:style style:name="T11" style:family="text">
      <style:text-properties officeooo:rsid="000d7f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
      <text:p text:style-name="P2"/>
      <text:p text:style-name="P2">DM ARO : </text:p>
      <text:p text:style-name="P2"><text:span text:style-name="T10">Répartition</text:span> du Marche</text:p>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Rappel du sujet :</text:p>
      <text:p text:style-name="P4"/>
      <text:p text:style-name="P16">Une importante entreprise a deux divisions D1 et D2. Elle fournit des détaillants en huiles et en spiritueux. </text:p>
      <text:p text:style-name="P14">Elle désire associer chacun des détaillants soit à D1 soit à D2. Autant que faire se peut, cette répartition des détaillants doit être faite de telle sorte que D1 contrôle 40% du marché et D2 les 60% restants. Les détaillants sont listés ci–dessous de M1 à M23. À chacun de ces détaillants correspond une estimation de marché. Les détaillants de M1 à M8 appartiennent à la région 1 ; les détaillants de M9 à M18 sont en région 2 ; les autres en région 3. On range les détaillants en catégorie A ou B suivant leur perspective de croissance. Chaque détaillant dispose d’un certain nombre de points de vente. On souhaite que la répartition des détaillants entre les deux divisions respecte le rapport 40/60 sur tous les critères suivants : </text:p>
      <text:list xml:id="list1707299404004852041" text:style-name="L1">
        <text:list-item>
          <text:p text:style-name="P19">le nombre total de points de vente</text:p>
        </text:list-item>
        <text:list-item>
          <text:p text:style-name="P19">le marché total des spiritueux </text:p>
        </text:list-item>
        <text:list-item>
          <text:p text:style-name="P19">le marché de l’huile dans chaque région </text:p>
        </text:list-item>
        <text:list-item>
          <text:p text:style-name="P19">le nombre de détaillants pour chaque catégorie. </text:p>
        </text:list-item>
      </text:list>
      <text:p text:style-name="P14">On tolère une marge de ±5% dans le rapport 40/60. En d’autres termes, on autorise le rapport à varier entre 35/65 et 45/55. </text:p>
      <text:p text:style-name="P7">Pour la réalisation de ce devoir, nous avons utilisé le fichier « <text:span text:style-name="T11">repartition_marche.data » fourn</text:span>i sans y faire de modification ni d'ajout. <text:line-break/>L'ensemble des questions a été réalisée.</text:p>
      <text:p text:style-name="P7"/>
      <text:p text:style-name="P8"><text:span text:style-name="T2">Choix des paramètres :</text:span> </text:p>
      <text:p text:style-name="P7"/>
      <text:p text:style-name="P7">On remarque que chaque détaillant est présent dans une région, possède un certain nombre de points de vente, est concerné par le marché de l'huile et des spiritueux, appartient à une catégorie.</text:p>
      <text:p text:style-name="P12"><text:span text:style-name="T5">C'est pour cela que l'on a choisit alors de déclarer 5 paramètres initiaux </text:span>(region, huile, nb_pts_vente, spiritueux et categorie) qui sont tous indexés par détaillant.<text:line-break/>Parmi ces paramètres, on trouve aussi bien des entiers positifs ou nuls, mais aussi des symboles dans le cas de la catégorie et de la région.</text:p>
      <text:p text:style-name="P12"><text:line-break/>Nous avons ensuite, dans un soucis d'alléger le modèle et ainsi faciliter sa compréhension, décid<text:span text:style-name="T10">é</text:span> de déclarer 4 paramètres intermédiaires qui ne sont pas en soit nécessaire. Ces paramètres sont : nb_pts_vente_total, spiritueux_total, huile_total_region et detaillants_total_categorie.</text:p>
      <text:p text:style-name="P12">Ils font appel aux paramètres initiaux pour faire les calculs et comme le nom l'indique calculent respectivement le nombre total de points de vente, le nombre total de spiritueux, le nombre total d'huile par région et le nombre total de détaillant par catégorie.</text:p>
      <text:p text:style-name="P12"/>
      <text:p text:style-name="P5">Choix des variables :</text:p>
      <text:p text:style-name="P5"/>
      <text:p text:style-name="P7">Nous avons déclar<text:span text:style-name="T10">é</text:span> une variable de type binaire, indexé par détaillant et nous l'avons appel<text:span text:style-name="T10">é</text:span> : detaillant_de_D1. Si le détaillant en question appartient à la division 1, alors la valeur associé est 1, sinon la valeur est 0, et en déduction le détaillant appartient à la division 2.<text:line-break/>Nous avons ensuite défini des bornes à utiliser pour les contraintes qui vont de 0% à 5% (comme <text:soft-page-break/>demandé dans le sujet.)</text:p>
      <text:p text:style-name="P7">Nous avons ensuite, dans un but d'aider à la compréhension encore une fois, décid<text:span text:style-name="T10">é</text:span> de déclarer des variables intermédiaires.</text:p>
      <text:p text:style-name="P7"/>
      <table:table table:name="Tableau1" table:style-name="Tableau1">
        <table:table-column table:style-name="Tableau1.A" table:number-columns-repeated="2"/>
        <table:table-row>
          <table:table-cell table:style-name="Tableau1.A1" office:value-type="string">
            <text:p text:style-name="P21">Nom de la variable déclarée : </text:p>
          </table:table-cell>
          <table:table-cell table:style-name="Tableau1.B1" office:value-type="string">
            <text:p text:style-name="P23"><text:span text:style-name="T1">Description :</text:span> </text:p>
          </table:table-cell>
        </table:table-row>
        <table:table-row>
          <table:table-cell table:style-name="Tableau1.A2" office:value-type="string">
            <text:p text:style-name="P23">nb_pts_vente_D1</text:p>
          </table:table-cell>
          <table:table-cell table:style-name="Tableau1.B2" office:value-type="string">
            <text:p text:style-name="P20">nombre de points de ventes appartenant à la division D1 </text:p>
          </table:table-cell>
        </table:table-row>
        <table:table-row>
          <table:table-cell table:style-name="Tableau1.A2" office:value-type="string">
            <text:p text:style-name="P23">spiritueux_D1</text:p>
          </table:table-cell>
          <table:table-cell table:style-name="Tableau1.B2" office:value-type="string">
            <text:p text:style-name="P20">chiffre du marché des spiritueux appartenant à la division D1 </text:p>
          </table:table-cell>
        </table:table-row>
        <table:table-row>
          <table:table-cell table:style-name="Tableau1.A2" office:value-type="string">
            <text:p text:style-name="P23">huile_D1</text:p>
          </table:table-cell>
          <table:table-cell table:style-name="Tableau1.B2" office:value-type="string">
            <text:p text:style-name="P20">chiffres du marché de l'huile appartenant à la division D1 pour chaque région </text:p>
          </table:table-cell>
        </table:table-row>
        <table:table-row>
          <table:table-cell table:style-name="Tableau1.A2" office:value-type="string">
            <text:p text:style-name="P23">detaillants_D1</text:p>
          </table:table-cell>
          <table:table-cell table:style-name="Tableau1.B2" office:value-type="string">
            <text:p text:style-name="P20">nombres de détaillants appartenant à la division D1 pour chaque catégorie </text:p>
          </table:table-cell>
        </table:table-row>
        <table:table-row>
          <table:table-cell table:style-name="Tableau1.A2" office:value-type="string">
            <text:p text:style-name="P23">rapport_nb_pts_vente_D1</text:p>
          </table:table-cell>
          <table:table-cell table:style-name="Tableau1.B6" office:value-type="string">
            <text:p text:style-name="P20">pourcentage de points de ventes appartenant à la division D1 </text:p>
          </table:table-cell>
        </table:table-row>
        <table:table-row>
          <table:table-cell table:style-name="Tableau1.A2" office:value-type="string">
            <text:p text:style-name="P23">rapport_spiritueux_D1</text:p>
          </table:table-cell>
          <table:table-cell table:style-name="Tableau1.B2" office:value-type="string">
            <text:p text:style-name="P20">pourcentage du marché des spiritueux appartenant à la division D1 </text:p>
          </table:table-cell>
        </table:table-row>
        <table:table-row>
          <table:table-cell table:style-name="Tableau1.A2" office:value-type="string">
            <text:p text:style-name="P23">rapport_huile_D1</text:p>
          </table:table-cell>
          <table:table-cell table:style-name="Tableau1.B2" office:value-type="string">
            <text:p text:style-name="P20">pourcentages du marché de l'huile appartenant à la division D1 pour chaque région </text:p>
          </table:table-cell>
        </table:table-row>
        <table:table-row>
          <table:table-cell table:style-name="Tableau1.A2" office:value-type="string">
            <text:p text:style-name="P23">rapport_detaillants_D1</text:p>
          </table:table-cell>
          <table:table-cell table:style-name="Tableau1.B2" office:value-type="string">
            <text:p text:style-name="P20">pourcentages de détaillants appartenant à la division D1 pour chaque catégorie </text:p>
          </table:table-cell>
        </table:table-row>
        <table:table-row>
          <table:table-cell table:style-name="Tableau1.A2" office:value-type="string">
            <text:p text:style-name="P23">somme_bornes</text:p>
          </table:table-cell>
          <table:table-cell table:style-name="Tableau1.B2" office:value-type="string">
            <text:p text:style-name="P20">somme de toutes les bornes définies </text:p>
          </table:table-cell>
        </table:table-row>
      </table:table>
      <text:p text:style-name="P7"/>
      <text:p text:style-name="P5">Choix des contraintes :</text:p>
      <text:p text:style-name="P5"/>
      <text:p text:style-name="P7">Les contraintes servent uniquement à respecter le rapport 40/60 (avec la possibilité d'être à + ou – de 5% ) sur les critères définis dans le sujet.</text:p>
      <text:p text:style-name="P7"/>
      <text:p text:style-name="P5"/>
      <text:p text:style-name="P5"/>
      <text:p text:style-name="P5">Résultats :</text:p>
      <text:p text:style-name="P6">Question 1 :</text:p>
      <text:p text:style-name="P7">Pour la question 1, l'objectif à atteindre est inutile c'est pour cela qu'on l'on lui demande de maximiser une constante.</text:p>
      <text:p text:style-name="P6"/>
      <text:p text:style-name="P17">Gurobi 5.0.2: optimal solution; objective 1</text:p>
      <text:p text:style-name="P17">22 simplex iterations</text:p>
      <text:p text:style-name="P17">plus 7 simplex iterations for intbasis</text:p>
      <table:table table:name="Tableau2" table:style-name="Tableau2">
        <table:table-column table:style-name="Tableau2.A" table:number-columns-repeated="11"/>
        <table:table-column table:style-name="Tableau2.L"/>
        <text:soft-page-break/>
        <table:table-row>
          <table:table-cell table:style-name="Tableau2.A1" office:value-type="string">
            <text:p text:style-name="P22">M1</text:p>
          </table:table-cell>
          <table:table-cell table:style-name="Tableau2.A1" office:value-type="string">
            <text:p text:style-name="P22">M2</text:p>
          </table:table-cell>
          <table:table-cell table:style-name="Tableau2.A1" office:value-type="string">
            <text:p text:style-name="P22">M3</text:p>
          </table:table-cell>
          <table:table-cell table:style-name="Tableau2.A1" office:value-type="string">
            <text:p text:style-name="P22">M4</text:p>
          </table:table-cell>
          <table:table-cell table:style-name="Tableau2.A1" office:value-type="string">
            <text:p text:style-name="P22">M5</text:p>
          </table:table-cell>
          <table:table-cell table:style-name="Tableau2.A1" office:value-type="string">
            <text:p text:style-name="P22">M6</text:p>
          </table:table-cell>
          <table:table-cell table:style-name="Tableau2.A1" office:value-type="string">
            <text:p text:style-name="P22">M7</text:p>
          </table:table-cell>
          <table:table-cell table:style-name="Tableau2.A1" office:value-type="string">
            <text:p text:style-name="P22">M8</text:p>
          </table:table-cell>
          <table:table-cell table:style-name="Tableau2.A1" office:value-type="string">
            <text:p text:style-name="P22">M9</text:p>
          </table:table-cell>
          <table:table-cell table:style-name="Tableau2.A1" office:value-type="string">
            <text:p text:style-name="P22">M10</text:p>
          </table:table-cell>
          <table:table-cell table:style-name="Tableau2.A1" office:value-type="string">
            <text:p text:style-name="P22">M11</text:p>
          </table:table-cell>
          <table:table-cell table:style-name="Tableau2.L1" office:value-type="string">
            <text:p text:style-name="P22">M12</text:p>
          </table:table-cell>
        </table:table-row>
        <table:table-row>
          <table:table-cell table:style-name="Tableau2.A2" office:value-type="float" office:value="0">
            <text:p text:style-name="P22">0</text:p>
          </table:table-cell>
          <table:table-cell table:style-name="Tableau2.A2" office:value-type="float" office:value="1">
            <text:p text:style-name="P22">1</text:p>
          </table:table-cell>
          <table:table-cell table:style-name="Tableau2.A2" office:value-type="float" office:value="1">
            <text:p text:style-name="P24">1</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1">
            <text:p text:style-name="P24">1</text:p>
          </table:table-cell>
          <table:table-cell table:style-name="Tableau2.A2" office:value-type="float" office:value="1">
            <text:p text:style-name="P24">1</text:p>
          </table:table-cell>
          <table:table-cell table:style-name="Tableau2.A2" office:value-type="float" office:value="1">
            <text:p text:style-name="P24">1</text:p>
          </table:table-cell>
          <table:table-cell table:style-name="Tableau2.A2" office:value-type="float" office:value="1">
            <text:p text:style-name="P24">1</text:p>
          </table:table-cell>
          <table:table-cell table:style-name="Tableau2.L2" office:value-type="float" office:value="0">
            <text:p text:style-name="P24">0</text:p>
          </table:table-cell>
        </table:table-row>
        <table:table-row>
          <table:table-cell table:style-name="Tableau2.K3" office:value-type="string">
            <text:p text:style-name="P22">M13</text:p>
          </table:table-cell>
          <table:table-cell table:style-name="Tableau2.K3" office:value-type="string">
            <text:p text:style-name="P22">M14</text:p>
          </table:table-cell>
          <table:table-cell table:style-name="Tableau2.K3" office:value-type="string">
            <text:p text:style-name="P22">M15</text:p>
          </table:table-cell>
          <table:table-cell table:style-name="Tableau2.K3" office:value-type="string">
            <text:p text:style-name="P22">M16</text:p>
          </table:table-cell>
          <table:table-cell table:style-name="Tableau2.K3" office:value-type="string">
            <text:p text:style-name="P22">M17</text:p>
          </table:table-cell>
          <table:table-cell table:style-name="Tableau2.K3" office:value-type="string">
            <text:p text:style-name="P22">M18</text:p>
          </table:table-cell>
          <table:table-cell table:style-name="Tableau2.K3" office:value-type="string">
            <text:p text:style-name="P22">M19</text:p>
          </table:table-cell>
          <table:table-cell table:style-name="Tableau2.K3" office:value-type="string">
            <text:p text:style-name="P22">M20</text:p>
          </table:table-cell>
          <table:table-cell table:style-name="Tableau2.K3" office:value-type="string">
            <text:p text:style-name="P22">M21</text:p>
          </table:table-cell>
          <table:table-cell table:style-name="Tableau2.K3" office:value-type="string">
            <text:p text:style-name="P22">M22</text:p>
          </table:table-cell>
          <table:table-cell table:style-name="Tableau2.K3" office:value-type="string">
            <text:p text:style-name="P22">M23</text:p>
          </table:table-cell>
          <table:table-cell table:style-name="Tableau2.L4" office:value-type="string">
            <text:p text:style-name="P22"/>
          </table:table-cell>
        </table:table-row>
        <table:table-row>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1">
            <text:p text:style-name="P24">1</text:p>
          </table:table-cell>
          <table:table-cell table:style-name="Tableau2.A2" office:value-type="float" office:value="1">
            <text:p text:style-name="P24">1</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0">
            <text:p text:style-name="P24">0</text:p>
          </table:table-cell>
          <table:table-cell table:style-name="Tableau2.A2" office:value-type="float" office:value="1">
            <text:p text:style-name="P24">1</text:p>
          </table:table-cell>
          <table:table-cell table:style-name="Tableau2.L4" office:value-type="string">
            <text:p text:style-name="P22"/>
          </table:table-cell>
        </table:table-row>
      </table:table>
      <text:p text:style-name="P15"/>
      <text:p text:style-name="P6">Question 2.1 :</text:p>
      <text:p text:style-name="P12"><text:span text:style-name="T5">Pour la question 2.1, l'objectif est de </text:span>minimiser la somme des variations vis–à–vis du rapport 40/60 en valeur absolue.</text:p>
      <text:p text:style-name="P12">Cela revient à minimiser notre variable : somme_bornes.</text:p>
      <text:p text:style-name="P12"/>
      <text:p text:style-name="P9">Gurobi 5.0.2: optimal solution; objective 0.05297617969</text:p>
      <text:p text:style-name="P9">1654 simplex iterations</text:p>
      <text:p text:style-name="P9">309 branch-and-cut nodes</text:p>
      <text:p text:style-name="P11"><text:span text:style-name="T9">plus 5 simplex iterations for intbasis</text:span><text:line-break/>ampl: display <text:span text:style-name="T8">detaillant_de_D1 ; detaillant_de_D1</text:span> [*] :=</text:p>
      <text:p text:style-name="P10"/>
      <table:table table:name="Tableau3" table:style-name="Tableau3">
        <table:table-column table:style-name="Tableau3.A" table:number-columns-repeated="11"/>
        <table:table-column table:style-name="Tableau3.L"/>
        <table:table-row>
          <table:table-cell table:style-name="Tableau3.A1" office:value-type="string">
            <text:p text:style-name="P22">M1</text:p>
          </table:table-cell>
          <table:table-cell table:style-name="Tableau3.A1" office:value-type="string">
            <text:p text:style-name="P22">M2</text:p>
          </table:table-cell>
          <table:table-cell table:style-name="Tableau3.A1" office:value-type="string">
            <text:p text:style-name="P22">M3</text:p>
          </table:table-cell>
          <table:table-cell table:style-name="Tableau3.A1" office:value-type="string">
            <text:p text:style-name="P22">M4</text:p>
          </table:table-cell>
          <table:table-cell table:style-name="Tableau3.A1" office:value-type="string">
            <text:p text:style-name="P22">M5</text:p>
          </table:table-cell>
          <table:table-cell table:style-name="Tableau3.A1" office:value-type="string">
            <text:p text:style-name="P22">M6</text:p>
          </table:table-cell>
          <table:table-cell table:style-name="Tableau3.A1" office:value-type="string">
            <text:p text:style-name="P22">M7</text:p>
          </table:table-cell>
          <table:table-cell table:style-name="Tableau3.A1" office:value-type="string">
            <text:p text:style-name="P22">M8</text:p>
          </table:table-cell>
          <table:table-cell table:style-name="Tableau3.A1" office:value-type="string">
            <text:p text:style-name="P22">M9</text:p>
          </table:table-cell>
          <table:table-cell table:style-name="Tableau3.A1" office:value-type="string">
            <text:p text:style-name="P22">M10</text:p>
          </table:table-cell>
          <table:table-cell table:style-name="Tableau3.A1" office:value-type="string">
            <text:p text:style-name="P22">M11</text:p>
          </table:table-cell>
          <table:table-cell table:style-name="Tableau3.L1" office:value-type="string">
            <text:p text:style-name="P22">M12</text:p>
          </table:table-cell>
        </table:table-row>
        <table:table-row>
          <table:table-cell table:style-name="Tableau3.A2" office:value-type="float" office:value="1">
            <text:p text:style-name="P22">1</text:p>
          </table:table-cell>
          <table:table-cell table:style-name="Tableau3.A2" office:value-type="float" office:value="1">
            <text:p text:style-name="P22">1</text:p>
          </table:table-cell>
          <table:table-cell table:style-name="Tableau3.A2" office:value-type="float" office:value="1">
            <text:p text:style-name="P22">1</text:p>
          </table:table-cell>
          <table:table-cell table:style-name="Tableau3.A2" office:value-type="float" office:value="1">
            <text:p text:style-name="P22">1</text:p>
          </table:table-cell>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1">
            <text:p text:style-name="P22">1</text:p>
          </table:table-cell>
          <table:table-cell table:style-name="Tableau3.L2" office:value-type="float" office:value="0">
            <text:p text:style-name="P22">0</text:p>
          </table:table-cell>
        </table:table-row>
        <table:table-row>
          <table:table-cell table:style-name="Tableau3.K3" office:value-type="string">
            <text:p text:style-name="P22">M13</text:p>
          </table:table-cell>
          <table:table-cell table:style-name="Tableau3.K3" office:value-type="string">
            <text:p text:style-name="P22">M14</text:p>
          </table:table-cell>
          <table:table-cell table:style-name="Tableau3.K3" office:value-type="string">
            <text:p text:style-name="P22">M15</text:p>
          </table:table-cell>
          <table:table-cell table:style-name="Tableau3.K3" office:value-type="string">
            <text:p text:style-name="P22">M16</text:p>
          </table:table-cell>
          <table:table-cell table:style-name="Tableau3.K3" office:value-type="string">
            <text:p text:style-name="P22">M17</text:p>
          </table:table-cell>
          <table:table-cell table:style-name="Tableau3.K3" office:value-type="string">
            <text:p text:style-name="P22">M18</text:p>
          </table:table-cell>
          <table:table-cell table:style-name="Tableau3.K3" office:value-type="string">
            <text:p text:style-name="P22">M19</text:p>
          </table:table-cell>
          <table:table-cell table:style-name="Tableau3.K3" office:value-type="string">
            <text:p text:style-name="P22">M20</text:p>
          </table:table-cell>
          <table:table-cell table:style-name="Tableau3.K3" office:value-type="string">
            <text:p text:style-name="P22">M21</text:p>
          </table:table-cell>
          <table:table-cell table:style-name="Tableau3.K3" office:value-type="string">
            <text:p text:style-name="P22">M22</text:p>
          </table:table-cell>
          <table:table-cell table:style-name="Tableau3.K3" office:value-type="string">
            <text:p text:style-name="P22">M23</text:p>
          </table:table-cell>
          <table:table-cell table:style-name="Tableau3.L4" office:value-type="string">
            <text:p text:style-name="P22"/>
          </table:table-cell>
        </table:table-row>
        <table:table-row>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1">
            <text:p text:style-name="P22">1</text:p>
          </table:table-cell>
          <table:table-cell table:style-name="Tableau3.A2" office:value-type="float" office:value="0">
            <text:p text:style-name="P22">0</text:p>
          </table:table-cell>
          <table:table-cell table:style-name="Tableau3.A2" office:value-type="float" office:value="1">
            <text:p text:style-name="P22">1</text:p>
          </table:table-cell>
          <table:table-cell table:style-name="Tableau3.A2" office:value-type="float" office:value="0">
            <text:p text:style-name="P22">0</text:p>
          </table:table-cell>
          <table:table-cell table:style-name="Tableau3.A2" office:value-type="float" office:value="0">
            <text:p text:style-name="P22">0</text:p>
          </table:table-cell>
          <table:table-cell table:style-name="Tableau3.A2" office:value-type="float" office:value="1">
            <text:p text:style-name="P22">1</text:p>
          </table:table-cell>
          <table:table-cell table:style-name="Tableau3.A2" office:value-type="float" office:value="1">
            <text:p text:style-name="P22">1</text:p>
          </table:table-cell>
          <table:table-cell table:style-name="Tableau3.A2" office:value-type="float" office:value="0">
            <text:p text:style-name="P22">0</text:p>
          </table:table-cell>
          <table:table-cell table:style-name="Tableau3.L4" office:value-type="string">
            <text:p text:style-name="P22"/>
          </table:table-cell>
        </table:table-row>
      </table:table>
      <text:p text:style-name="P10"/>
      <text:p text:style-name="P6">Question 2.2 :</text:p>
      <text:p text:style-name="P12"><text:span text:style-name="T5">Pour la question 2.2, l'objectif est de minimiser la variation maximale en valeur absolue vis–à–vis du rapport 40/60. </text:span></text:p>
      <text:p text:style-name="P12">Cela revient à minimiser notre variable : borne_sup.</text:p>
      <text:p text:style-name="P12"/>
      <text:p text:style-name="P10">Les contraintes ci-après ont été ajoutées et servent à s'assurer que la borne supérieure soit bien supérieure à toutes les autres bornes :</text:p>
      <text:p text:style-name="P10"><text:tab/>- borne_sup_nb_pts_vente</text:p>
      <text:p text:style-name="P10"><text:tab/>- borne_sup_spiritueux</text:p>
      <text:p text:style-name="P10"><text:tab/>- borne_sup_huile_region</text:p>
      <text:p text:style-name="P10"><text:tab/>- borne_sup_detaillant_categorie</text:p>
      <text:p text:style-name="P10"/>
      <text:p text:style-name="P10"/>
      <text:p text:style-name="P10"/>
      <text:p text:style-name="P9">Gurobi 5.0.2: optimal solution; objective 0.025</text:p>
      <text:p text:style-name="P9">400 simplex iterations</text:p>
      <text:p text:style-name="P9">86 branch-and-cut nodes</text:p>
      <text:p text:style-name="P9">plus 6 simplex iterations for intbasis</text:p>
      <text:p text:style-name="P18">ampl: display <text:span text:style-name="T8">detaillant</text:span>_de_D1; <text:span text:style-name="T8">detaillant</text:span>_de_D1 [*] := </text:p>
      <text:p text:style-name="P18"/>
      <text:p text:style-name="P10"/>
      <table:table table:name="Tableau4" table:style-name="Tableau4">
        <table:table-column table:style-name="Tableau4.A" table:number-columns-repeated="11"/>
        <table:table-column table:style-name="Tableau4.L"/>
        <text:soft-page-break/>
        <table:table-row>
          <table:table-cell table:style-name="Tableau4.A1" office:value-type="string">
            <text:p text:style-name="P22">M1</text:p>
          </table:table-cell>
          <table:table-cell table:style-name="Tableau4.A1" office:value-type="string">
            <text:p text:style-name="P22">M2</text:p>
          </table:table-cell>
          <table:table-cell table:style-name="Tableau4.A1" office:value-type="string">
            <text:p text:style-name="P22">M3</text:p>
          </table:table-cell>
          <table:table-cell table:style-name="Tableau4.A1" office:value-type="string">
            <text:p text:style-name="P22">M4</text:p>
          </table:table-cell>
          <table:table-cell table:style-name="Tableau4.A1" office:value-type="string">
            <text:p text:style-name="P22">M5</text:p>
          </table:table-cell>
          <table:table-cell table:style-name="Tableau4.A1" office:value-type="string">
            <text:p text:style-name="P22">M6</text:p>
          </table:table-cell>
          <table:table-cell table:style-name="Tableau4.A1" office:value-type="string">
            <text:p text:style-name="P22">M7</text:p>
          </table:table-cell>
          <table:table-cell table:style-name="Tableau4.A1" office:value-type="string">
            <text:p text:style-name="P22">M8</text:p>
          </table:table-cell>
          <table:table-cell table:style-name="Tableau4.A1" office:value-type="string">
            <text:p text:style-name="P22">M9</text:p>
          </table:table-cell>
          <table:table-cell table:style-name="Tableau4.A1" office:value-type="string">
            <text:p text:style-name="P22">M10</text:p>
          </table:table-cell>
          <table:table-cell table:style-name="Tableau4.A1" office:value-type="string">
            <text:p text:style-name="P22">M11</text:p>
          </table:table-cell>
          <table:table-cell table:style-name="Tableau4.L1" office:value-type="string">
            <text:p text:style-name="P22">M12</text:p>
          </table:table-cell>
        </table:table-row>
        <table:table-row>
          <table:table-cell table:style-name="Tableau4.A2" office:value-type="float" office:value="0">
            <text:p text:style-name="P25">0</text:p>
          </table:table-cell>
          <table:table-cell table:style-name="Tableau4.A2" office:value-type="float" office:value="1">
            <text:p text:style-name="P25">1</text:p>
          </table:table-cell>
          <table:table-cell table:style-name="Tableau4.A2" office:value-type="float" office:value="0">
            <text:p text:style-name="P25">0</text:p>
          </table:table-cell>
          <table:table-cell table:style-name="Tableau4.A2" office:value-type="float" office:value="0">
            <text:p text:style-name="P25">0</text:p>
          </table:table-cell>
          <table:table-cell table:style-name="Tableau4.A2" office:value-type="float" office:value="0">
            <text:p text:style-name="P25">0</text:p>
          </table:table-cell>
          <table:table-cell table:style-name="Tableau4.A2" office:value-type="float" office:value="1">
            <text:p text:style-name="P25">1</text:p>
          </table:table-cell>
          <table:table-cell table:style-name="Tableau4.A2" office:value-type="float" office:value="1">
            <text:p text:style-name="P25">1</text:p>
          </table:table-cell>
          <table:table-cell table:style-name="Tableau4.A2" office:value-type="float" office:value="0">
            <text:p text:style-name="P25">0</text:p>
          </table:table-cell>
          <table:table-cell table:style-name="Tableau4.A2" office:value-type="float" office:value="1">
            <text:p text:style-name="P25">1</text:p>
          </table:table-cell>
          <table:table-cell table:style-name="Tableau4.A2" office:value-type="float" office:value="0">
            <text:p text:style-name="P25">0</text:p>
          </table:table-cell>
          <table:table-cell table:style-name="Tableau4.A2" office:value-type="float" office:value="0">
            <text:p text:style-name="P25">0</text:p>
          </table:table-cell>
          <table:table-cell table:style-name="Tableau4.L2" office:value-type="float" office:value="1">
            <text:p text:style-name="P25">1</text:p>
          </table:table-cell>
        </table:table-row>
        <table:table-row>
          <table:table-cell table:style-name="Tableau4.K3" office:value-type="string">
            <text:p text:style-name="P22">M13</text:p>
          </table:table-cell>
          <table:table-cell table:style-name="Tableau4.K3" office:value-type="string">
            <text:p text:style-name="P22">M14</text:p>
          </table:table-cell>
          <table:table-cell table:style-name="Tableau4.K3" office:value-type="string">
            <text:p text:style-name="P22">M15</text:p>
          </table:table-cell>
          <table:table-cell table:style-name="Tableau4.K3" office:value-type="string">
            <text:p text:style-name="P22">M16</text:p>
          </table:table-cell>
          <table:table-cell table:style-name="Tableau4.K3" office:value-type="string">
            <text:p text:style-name="P22">M17</text:p>
          </table:table-cell>
          <table:table-cell table:style-name="Tableau4.K3" office:value-type="string">
            <text:p text:style-name="P22">M18</text:p>
          </table:table-cell>
          <table:table-cell table:style-name="Tableau4.K3" office:value-type="string">
            <text:p text:style-name="P22">M19</text:p>
          </table:table-cell>
          <table:table-cell table:style-name="Tableau4.K3" office:value-type="string">
            <text:p text:style-name="P22">M20</text:p>
          </table:table-cell>
          <table:table-cell table:style-name="Tableau4.K3" office:value-type="string">
            <text:p text:style-name="P22">M21</text:p>
          </table:table-cell>
          <table:table-cell table:style-name="Tableau4.K3" office:value-type="string">
            <text:p text:style-name="P22">M22</text:p>
          </table:table-cell>
          <table:table-cell table:style-name="Tableau4.K3" office:value-type="string">
            <text:p text:style-name="P22">M23</text:p>
          </table:table-cell>
          <table:table-cell table:style-name="Tableau4.L4" office:value-type="string">
            <text:p text:style-name="P22"/>
          </table:table-cell>
        </table:table-row>
        <table:table-row>
          <table:table-cell table:style-name="Tableau4.A2" office:value-type="float" office:value="0">
            <text:p text:style-name="P25">0</text:p>
          </table:table-cell>
          <table:table-cell table:style-name="Tableau4.A2" office:value-type="float" office:value="1">
            <text:p text:style-name="P25">1</text:p>
          </table:table-cell>
          <table:table-cell table:style-name="Tableau4.A2" office:value-type="float" office:value="0">
            <text:p text:style-name="P25">0</text:p>
          </table:table-cell>
          <table:table-cell table:style-name="Tableau4.A2" office:value-type="float" office:value="0">
            <text:p text:style-name="P25">0</text:p>
          </table:table-cell>
          <table:table-cell table:style-name="Tableau4.A2" office:value-type="float" office:value="0">
            <text:p text:style-name="P25">0</text:p>
          </table:table-cell>
          <table:table-cell table:style-name="Tableau4.A2" office:value-type="float" office:value="1">
            <text:p text:style-name="P25">1</text:p>
          </table:table-cell>
          <table:table-cell table:style-name="Tableau4.A2" office:value-type="float" office:value="0">
            <text:p text:style-name="P25">0</text:p>
          </table:table-cell>
          <table:table-cell table:style-name="Tableau4.A2" office:value-type="float" office:value="1">
            <text:p text:style-name="P25">1</text:p>
          </table:table-cell>
          <table:table-cell table:style-name="Tableau4.A2" office:value-type="float" office:value="0">
            <text:p text:style-name="P25">0</text:p>
          </table:table-cell>
          <table:table-cell table:style-name="Tableau4.A2" office:value-type="float" office:value="1">
            <text:p text:style-name="P25">1</text:p>
          </table:table-cell>
          <table:table-cell table:style-name="Tableau4.A2" office:value-type="float" office:value="0">
            <text:p text:style-name="P25">0</text:p>
          </table:table-cell>
          <table:table-cell table:style-name="Tableau4.L4" office:value-type="string">
            <text:p text:style-name="P22"/>
          </table:table-cell>
        </table:table-row>
      </table:table>
      <text:p text:style-name="P12"/>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Reinitialisation*/ </text:p>
      <text:p text:style-name="P7">reset;</text:p>
      <text:p text:style-name="P7">/*Choix du solveur*/ </text:p>
      <text:p text:style-name="P7">option solver gurobi;</text:p>
      <text:p text:style-name="P7"/>
      <text:p text:style-name="P7">## Declaration des ensembles</text:p>
      <text:p text:style-name="P7">set DETAILLANTS; </text:p>
      <text:p text:style-name="P7">set REGIONS;</text:p>
      <text:p text:style-name="P7">set CATEGORIES;</text:p>
      <text:p text:style-name="P7"/>
      <text:p text:style-name="P7">## Declaration des Parametres</text:p>
      <text:p text:style-name="P7"/>
      <text:p text:style-name="P7">/*Parametres initiaux*/</text:p>
      <text:p text:style-name="P7">param region{DETAILLANTS} symbolic in REGIONS;</text:p>
      <text:p text:style-name="P7">param huile{DETAILLANTS} &gt;= 0;</text:p>
      <text:p text:style-name="P7">param nb_pts_vente{DETAILLANTS} &gt;= 0;</text:p>
      <text:p text:style-name="P7">param spiritueux{DETAILLANTS} &gt;= 0;</text:p>
      <text:p text:style-name="P7">param categorie{DETAILLANTS} symbolic in CATEGORIES;</text:p>
      <text:p text:style-name="P7"/>
      <text:p text:style-name="P7">/*Parametres intermediaires*/</text:p>
      <text:p text:style-name="P7">param nb_pts_vente_total = sum{d in DETAILLANTS} nb_pts_vente[d];</text:p>
      <text:p text:style-name="P7">param spiritueux_total = sum{d in DETAILLANTS} spiritueux[d];</text:p>
      <text:p text:style-name="P7">param huile_total_region{r in REGIONS} = sum{d in DETAILLANTS : region[d] = r} huile[d]; </text:p>
      <text:p text:style-name="P7">param detaillants_total_categorie{c in CATEGORIES} = sum{d in DETAILLANTS : categorie[d] = c} 1;</text:p>
      <text:p text:style-name="P7"/>
      <text:p text:style-name="P7">## Declaration des variables</text:p>
      <text:p text:style-name="P7"/>
      <text:p text:style-name="P7">/*Variables initiales*/</text:p>
      <text:p text:style-name="P7"><text:tab/>/* Variable principale */</text:p>
      <text:p text:style-name="P7">var detaillant_de_D1{DETAILLANTS} binary;</text:p>
      <text:p text:style-name="P7"><text:tab/>/* Autres variables */</text:p>
      <text:p text:style-name="P7"><text:tab/><text:tab/><text:tab/>/* Question 1 */</text:p>
      <text:p text:style-name="P7">var borne_nb_pts_vente &gt;= 0, &lt;= 0.05;</text:p>
      <text:p text:style-name="P7">var borne_spiritueux &gt;= 0, &lt;= 0.05;</text:p>
      <text:p text:style-name="P7">var borne_huile{REGIONS} &gt;= 0, &lt;= 0.05;</text:p>
      <text:p text:style-name="P7">var borne_detaillants{CATEGORIES} &gt;= 0, &lt;= 0.05;</text:p>
      <text:p text:style-name="P7"><text:tab/><text:tab/><text:tab/>/* Question 2 */</text:p>
      <text:p text:style-name="P7">var borne_sup &gt;=0, &lt;= 0.05;</text:p>
      <text:p text:style-name="P7"/>
      <text:p text:style-name="P7">/*Variables intermediaires*/</text:p>
      <text:p text:style-name="P7">var nb_pts_vente_D1 = sum{d in DETAILLANTS} detaillant_de_D1[d] * nb_pts_vente[d];</text:p>
      <text:p text:style-name="P7">var spiritueux_D1 = sum{d in DETAILLANTS} detaillant_de_D1[d] * spiritueux[d];</text:p>
      <text:p text:style-name="P7">var huile_D1{r in REGIONS} = sum{d in DETAILLANTS : region[d] = r} detaillant_de_D1[d] * huile[d];</text:p>
      <text:p text:style-name="P7">var detaillants_D1{c in CATEGORIES} = sum{d in DETAILLANTS : categorie[d] = c} detaillant_de_D1[d];</text:p>
      <text:p text:style-name="P7"><text:soft-page-break/></text:p>
      <text:p text:style-name="P7">var rapport_nb_pts_vente_D1 = nb_pts_vente_D1 / nb_pts_vente_total;</text:p>
      <text:p text:style-name="P7">var rapport_spiritueux_D1 = spiritueux_D1 / spiritueux_total;</text:p>
      <text:p text:style-name="P7">var rapport_huile_D1{r in REGIONS} = huile_D1[r] / huile_total_region[r];</text:p>
      <text:p text:style-name="P7">var rapport_detaillants_D1{c in CATEGORIES} = detaillants_D1[c] / detaillants_total_categorie[c];</text:p>
      <text:p text:style-name="P7">var somme_bornes = borne_nb_pts_vente + borne_spiritueux + sum{r in REGIONS} borne_huile[r] + sum{c in CATEGORIES} borne_detaillants[c];</text:p>
      <text:p text:style-name="P7"/>
      <text:p text:style-name="P7">## Objectif</text:p>
      <text:p text:style-name="P7">/*Objectif de la question 1*/ </text:p>
      <text:p text:style-name="P7">maximize q1 :</text:p>
      <text:p text:style-name="P7">1;</text:p>
      <text:p text:style-name="P7"/>
      <text:p text:style-name="P7">/*Objectif de la question 2.1*/ </text:p>
      <text:p text:style-name="P7">#minimize somme_variation_vabs :</text:p>
      <text:p text:style-name="P7">#somme_bornes;</text:p>
      <text:p text:style-name="P7"/>
      <text:p text:style-name="P7">/*Objectif de la question 2.2*/</text:p>
      <text:p text:style-name="P7">#minimize variation_max_vabs :</text:p>
      <text:p text:style-name="P7"># borne_sup;</text:p>
      <text:p text:style-name="P7"/>
      <text:p text:style-name="P7">## Contraintes</text:p>
      <text:p text:style-name="P7">/*Contraintes liees au nombre de points de vente de la division D1*/ </text:p>
      <text:p text:style-name="P7">subject to nb_pts_vente_min : rapport_nb_pts_vente_D1 &gt;= 0.40 - borne_nb_pts_vente;</text:p>
      <text:p text:style-name="P7">subject to nb_pts_vente_max : rapport_nb_pts_vente_D1 &lt;= 0.40 + borne_nb_pts_vente;</text:p>
      <text:p text:style-name="P7"/>
      <text:p text:style-name="P7">/*Contraintes liees au marche des spiritueux de la division D1*/ </text:p>
      <text:p text:style-name="P7">subject to spiritueux_min : rapport_spiritueux_D1 &gt;= 0.40 - borne_spiritueux;</text:p>
      <text:p text:style-name="P7">subject to spiritueux_max : rapport_spiritueux_D1 &lt;= 0.40 + borne_spiritueux;</text:p>
      <text:p text:style-name="P7">/*Contraintes liees au marche de l'huile par region de la division D1*/ </text:p>
      <text:p text:style-name="P7">subject to huile_par_region_min{r in REGIONS} : rapport_huile_D1[r] &gt;= 0.40 - borne_huile[r];</text:p>
      <text:p text:style-name="P7">subject to huile_par_region_max{r in REGIONS} : rapport_huile_D1[r] &lt;= 0.40 + borne_huile[r];</text:p>
      <text:p text:style-name="P7"/>
      <text:p text:style-name="P7">/*Contraintes liees au nombre de detaillants par categorie de la division D1*/ </text:p>
      <text:p text:style-name="P7">subject to detaillants_par_categorie_min{c in CATEGORIES} : rapport_detaillants_D1[c] &gt;= 0.40 - borne_detaillants[c];</text:p>
      <text:p text:style-name="P7">subject to detaillants_par_categorie_max{c in CATEGORIES} : rapport_detaillants_D1[c] &lt;= 0.40 + borne_detaillants[c];</text:p>
      <text:p text:style-name="P7"/>
      <text:p text:style-name="P7">/*Contraintes liees a la borne superieure*/ </text:p>
      <text:p text:style-name="P7">subject to borne_sup_nb_pts_vente : borne_sup &gt;= borne_nb_pts_vente; </text:p>
      <text:p text:style-name="P7">subject to borne_sup_spiritueux : borne_sup &gt;= borne_spiritueux; </text:p>
      <text:p text:style-name="P7">subject to borne_sup_huile_region{r in REGIONS} : borne_sup &gt;= borne_huile[r];</text:p>
      <text:p text:style-name="P7">subject to borne_sup_detaillant_categorie{c in CATEGORIES} : borne_sup &gt;= borne_detaillants[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NewRomanPSMT" svg:font-family="TimesNewRomanPSMT"/>
    <style:font-face style:name="Times New Roman2" svg:font-family="'Times New Roman'" style:font-family-generic="roman"/>
    <style:font-face style:name="Times new roman" svg:font-family="'Times new roman'" style:font-family-generic="roman"/>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Licence 3 Info <text:tab/><text:tab/>Kévin GALLET</text:p>
        <text:p text:style-name="Header">Groupe 4<text:tab/><text:tab/>Charles VANEENOO</text:p>
      </style:header>
      <style:footer>
        <text:p text:style-name="Footer"><text:date style:data-style-name="N37" text:date-value="2015-11-04T23:06:28.990000169" text:fixed="true">04/11/15</text:date><text:tab/><text:tab/><text:page-number text:select-page="current">4</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évin Gallet</meta:initial-creator>
    <meta:creation-date>2015-11-04T23:02:26</meta:creation-date>
    <dc:date>2015-11-10T09:07:09.739037593</dc:date>
    <dc:creator>Vaneenoo Charles</dc:creator>
    <meta:editing-duration>PT1H27M54S</meta:editing-duration>
    <meta:editing-cycles>20</meta:editing-cycles>
    <meta:generator>LibreOffice/4.3.3.2$Linux_X86_64 LibreOffice_project/430m0$Build-2</meta:generator>
    <meta:document-statistic meta:table-count="4" meta:image-count="0" meta:object-count="0" meta:page-count="8" meta:paragraph-count="278" meta:word-count="1402" meta:character-count="9009" meta:non-whitespace-character-count="7841"/>
  </office:meta>
</office:document-meta>
</file>